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3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Tests sur 1000 simulation de 2000 tours</text:p>
          </table:table-cell>
          <table:covered-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pagation à 1</text:p>
          </table:table-cell>
          <table:covered-table-cell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23" calcext:value-type="float">
            <text:p>823</text:p>
          </table:table-cell>
          <table:table-cell table:formula="of:=[.E5]/1600" office:value-type="percentage" office:value="0.514375" calcext:value-type="percentage">
            <text:p>51,4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formula="of:=[.E6]/1600" office:value-type="percentage" office:value="0.574375" calcext:value-type="percentage">
            <text:p>57,44 %</text:p>
          </table:table-cell>
          <table:table-cell table:formula="of:=[.F5]-[.F6]" office:value-type="percentage" office:value="-0.0599999999999999" calcext:value-type="percentage">
            <text:p>-6,0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  <table:table-cell table:formula="of:=[.E7]/1600" office:value-type="percentage" office:value="0.439375" calcext:value-type="percentage">
            <text:p>43,94 %</text:p>
          </table:table-cell>
          <table:table-cell table:formula="of:=[.F5]-[.F7]" office:value-type="percentage" office:value="0.075" calcext:value-type="percentage">
            <text:p>7,5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42" calcext:value-type="float">
            <text:p>442</text:p>
          </table:table-cell>
          <table:table-cell table:formula="of:=[.E8]/1600" office:value-type="percentage" office:value="0.27625" calcext:value-type="percentage">
            <text:p>27,63 %</text:p>
          </table:table-cell>
          <table:table-cell table:formula="of:=[.F5]-[.F8]" office:value-type="percentage" office:value="0.238125" calcext:value-type="percentage">
            <text:p>23,81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table:formula="of:=[.E9]/1600" office:value-type="percentage" office:value="0.174375" calcext:value-type="percentage">
            <text:p>17,44 %</text:p>
          </table:table-cell>
          <table:table-cell table:formula="of:=[.F5]-[.F9]" office:value-type="percentage" office:value="0.34" calcext:value-type="percentage">
            <text:p>34,00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table:formula="of:=[.E10]/1600" office:value-type="percentage" office:value="0.0775" calcext:value-type="percentage">
            <text:p>7,75 %</text:p>
          </table:table-cell>
          <table:table-cell table:formula="of:=[.F5]-[.F10]" office:value-type="percentage" office:value="0.436875" calcext:value-type="percentage">
            <text:p>43,69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11" calcext:value-type="float">
            <text:p>311</text:p>
          </table:table-cell>
          <table:table-cell table:formula="of:=[.E11]/1600" office:value-type="percentage" office:value="0.194375" calcext:value-type="percentage">
            <text:p>19,44 %</text:p>
          </table:table-cell>
          <table:table-cell table:formula="of:=[.F5]-[.F11]" office:value-type="percentage" office:value="0.32" calcext:value-type="percentage">
            <text:p>32,00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29" calcext:value-type="float">
            <text:p>229</text:p>
          </table:table-cell>
          <table:table-cell table:formula="of:=[.E12]/1600" office:value-type="percentage" office:value="0.143125" calcext:value-type="percentage">
            <text:p>14,31 %</text:p>
          </table:table-cell>
          <table:table-cell table:formula="of:=[.F5]-[.F12]" office:value-type="percentage" office:value="0.37125" calcext:value-type="percentage">
            <text:p>37,13 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ans superposition avec paramètres par défaut : </text:p>
          </table:table-cell>
          <table:covered-table-cell table:number-columns-repeated="3"/>
          <table:table-cell office:value-type="float" office:value="965" calcext:value-type="float">
            <text:p>965</text:p>
          </table:table-cell>
          <table:table-cell table:formula="of:=[.E13]/1600" office:value-type="percentage" office:value="0.603125" calcext:value-type="percentage">
            <text:p>60,31 %</text:p>
          </table:table-cell>
          <table:table-cell table:formula="of:=[.F5]-[.F13]" office:value-type="percentage" office:value="-0.08875" calcext:value-type="percentage">
            <text:p>-8,88 %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pagation à 2</text:p>
          </table:table-cell>
          <table:covered-table-cell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67" calcext:value-type="float">
            <text:p>1167</text:p>
          </table:table-cell>
          <table:table-cell table:formula="of:=[.E18]/1600" office:value-type="percentage" office:value="0.729375" calcext:value-type="percentage">
            <text:p>72,94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table:formula="of:=[.E19]/1600" office:value-type="percentage" office:value="0.788125" calcext:value-type="percentage">
            <text:p>78,81 %</text:p>
          </table:table-cell>
          <table:table-cell table:formula="of:=[.F18]-[.F19]" office:value-type="percentage" office:value="-0.05875" calcext:value-type="percentage">
            <text:p>-5,87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69" calcext:value-type="float">
            <text:p>1069</text:p>
          </table:table-cell>
          <table:table-cell table:formula="of:=[.E20]/1600" office:value-type="percentage" office:value="0.668125" calcext:value-type="percentage">
            <text:p>66,81 %</text:p>
          </table:table-cell>
          <table:table-cell table:formula="of:=[.F18]-[.F20]" office:value-type="percentage" office:value="0.06125" calcext:value-type="percentage">
            <text:p>6,13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table:formula="of:=[.E21]/1600" office:value-type="percentage" office:value="0.463125" calcext:value-type="percentage">
            <text:p>46,31 %</text:p>
          </table:table-cell>
          <table:table-cell table:formula="of:=[.F18]-[.F21]" office:value-type="percentage" office:value="0.26625" calcext:value-type="percentage">
            <text:p>26,63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formula="of:=[.E22]/1600" office:value-type="percentage" office:value="0.32" calcext:value-type="percentage">
            <text:p>32,00 %</text:p>
          </table:table-cell>
          <table:table-cell table:formula="of:=[.F18]-[.F22]" office:value-type="percentage" office:value="0.409375" calcext:value-type="percentage">
            <text:p>40,94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90" calcext:value-type="float">
            <text:p>290</text:p>
          </table:table-cell>
          <table:table-cell table:formula="of:=[.E23]/1600" office:value-type="percentage" office:value="0.18125" calcext:value-type="percentage">
            <text:p>18,13 %</text:p>
          </table:table-cell>
          <table:table-cell table:formula="of:=[.F18]-[.F23]" office:value-type="percentage" office:value="0.548125" calcext:value-type="percentage">
            <text:p>54,81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[.E24]/1600" office:value-type="percentage" office:value="0.33625" calcext:value-type="percentage">
            <text:p>33,63 %</text:p>
          </table:table-cell>
          <table:table-cell table:formula="of:=[.F18]-[.F24]" office:value-type="percentage" office:value="0.393125" calcext:value-type="percentage">
            <text:p>39,31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1" calcext:value-type="float">
            <text:p>451</text:p>
          </table:table-cell>
          <table:table-cell table:formula="of:=[.E25]/1600" office:value-type="percentage" office:value="0.281875" calcext:value-type="percentage">
            <text:p>28,19 %</text:p>
          </table:table-cell>
          <table:table-cell table:formula="of:=[.F18]-[.F25]" office:value-type="percentage" office:value="0.4475" calcext:value-type="percentage">
            <text:p>44,75 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ans superposition avec paramètres par défaut : </text:p>
          </table:table-cell>
          <table:covered-table-cell table:number-columns-repeated="3"/>
          <table:table-cell office:value-type="float" office:value="1309" calcext:value-type="float">
            <text:p>1309</text:p>
          </table:table-cell>
          <table:table-cell table:formula="of:=[.E26]/1600" office:value-type="percentage" office:value="0.818125" calcext:value-type="percentage">
            <text:p>81,81 %</text:p>
          </table:table-cell>
          <table:table-cell table:formula="of:=[.F18]-[.F26]" office:value-type="percentage" office:value="-0.08875" calcext:value-type="percentage">
            <text:p>-8,88 %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Propagation à 3</text:p>
          </table:table-cell>
          <table:covered-table-cell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rones</text:p>
          </table:table-cell>
          <table:table-cell office:value-type="string" calcext:value-type="string">
            <text:p>Carburant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Détection</text:p>
          </table:table-cell>
          <table:table-cell office:value-type="string" calcext:value-type="string">
            <text:p>Arbres brulés</text:p>
          </table:table-cell>
          <table:table-cell table:style-name="Default" office:value-type="string" calcext:value-type="string">
            <text:p>%brules</text:p>
          </table:table-cell>
          <table:table-cell table:style-name="Default" office:value-type="string" calcext:value-type="string" table:number-columns-spanned="3" table:number-rows-spanned="1">
            <text:p>différence avec le cas de base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10" calcext:value-type="float">
            <text:p>1410</text:p>
          </table:table-cell>
          <table:table-cell table:formula="of:=[.E31]/1600" office:value-type="percentage" office:value="0.88125" calcext:value-type="percentage">
            <text:p>88,13 %</text:p>
          </table:table-cell>
          <table:table-cell table:style-name="Default" office:value-type="string" calcext:value-type="string">
            <text:p>Cas de bas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 table:formula="of:=[.E32]/1600" office:value-type="percentage" office:value="0.91875" calcext:value-type="percentage">
            <text:p>91,88 %</text:p>
          </table:table-cell>
          <table:table-cell table:formula="of:=[.F31]-[.F32]" office:value-type="percentage" office:value="-0.0375" calcext:value-type="percentage">
            <text:p>-3,75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83" calcext:value-type="float">
            <text:p>1383</text:p>
          </table:table-cell>
          <table:table-cell table:formula="of:=[.E33]/1600" office:value-type="percentage" office:value="0.864375" calcext:value-type="percentage">
            <text:p>86,44 %</text:p>
          </table:table-cell>
          <table:table-cell table:formula="of:=[.F31]-[.F33]" office:value-type="percentage" office:value="0.016875" calcext:value-type="percentage">
            <text:p>1,69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49" calcext:value-type="float">
            <text:p>1049</text:p>
          </table:table-cell>
          <table:table-cell table:formula="of:=[.E34]/1600" office:value-type="percentage" office:value="0.655625" calcext:value-type="percentage">
            <text:p>65,56 %</text:p>
          </table:table-cell>
          <table:table-cell table:formula="of:=[.F31]-[.F34]" office:value-type="percentage" office:value="0.225625" calcext:value-type="percentage">
            <text:p>22,56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72" calcext:value-type="float">
            <text:p>872</text:p>
          </table:table-cell>
          <table:table-cell table:formula="of:=[.E35]/1600" office:value-type="percentage" office:value="0.545" calcext:value-type="percentage">
            <text:p>54,50 %</text:p>
          </table:table-cell>
          <table:table-cell table:formula="of:=[.F31]-[.F35]" office:value-type="percentage" office:value="0.33625" calcext:value-type="percentage">
            <text:p>33,62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619" calcext:value-type="float">
            <text:p>619</text:p>
          </table:table-cell>
          <table:table-cell table:formula="of:=[.E36]/1600" office:value-type="percentage" office:value="0.386875" calcext:value-type="percentage">
            <text:p>38,69 %</text:p>
          </table:table-cell>
          <table:table-cell table:formula="of:=[.F31]-[.F36]" office:value-type="percentage" office:value="0.494375" calcext:value-type="percentage">
            <text:p>49,44 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890" calcext:value-type="float">
            <text:p>890</text:p>
          </table:table-cell>
          <table:table-cell table:formula="of:=[.E37]/1600" office:value-type="percentage" office:value="0.55625" calcext:value-type="percentage">
            <text:p>55,63 %</text:p>
          </table:table-cell>
          <table:table-cell table:formula="of:=[.F31]-[.F37]" office:value-type="percentage" office:value="0.325" calcext:value-type="percentage">
            <text:p>32,50 %</text:p>
          </table:table-cell>
          <table:table-cell table:number-columns-repeated="2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table:formula="of:=[.E38]/1600" office:value-type="percentage" office:value="0.48375" calcext:value-type="percentage">
            <text:p>48,38 %</text:p>
          </table:table-cell>
          <table:table-cell table:formula="of:=[.F31]-[.F38]" office:value-type="percentage" office:value="0.3975" calcext:value-type="percentage">
            <text:p>39,75 %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Sans superposition avec paramètres par défaut : </text:p>
          </table:table-cell>
          <table:covered-table-cell table:number-columns-repeated="3"/>
          <table:table-cell office:value-type="float" office:value="1498" calcext:value-type="float">
            <text:p>1498</text:p>
          </table:table-cell>
          <table:table-cell table:formula="of:=[.E39]/1600" office:value-type="percentage" office:value="0.93625" calcext:value-type="percentage">
            <text:p>93,63 %</text:p>
          </table:table-cell>
          <table:table-cell table:formula="of:=[.F31]-[.F39]" office:value-type="percentage" office:value="-0.0550000000000001" calcext:value-type="percentage">
            <text:p>-5,50 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7T12:22:22.432053785</meta:creation-date>
    <dc:date>2026-01-17T13:46:32.943985192</dc:date>
    <meta:editing-duration>PT1H24M9S</meta:editing-duration>
    <meta:editing-cycles>5</meta:editing-cycles>
    <meta:generator>LibreOffice/7.4.7.2$Linux_X86_64 LibreOffice_project/40$Build-2</meta:generator>
    <meta:document-statistic meta:table-count="1" meta:cell-count="205" meta:object-count="0"/>
  </office:meta>
</office:document-meta>
</file>